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A4000001240BDEF26726209066.png" manifest:media-type="image/png"/>
  <manifest:file-entry manifest:full-path="Pictures/10000001000006A50000020DF626CF5E8859AB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9d194"/>
    </style:style>
    <style:style style:name="P2" style:family="paragraph" style:parent-style-name="Standard">
      <style:text-properties officeooo:rsid="0019d194" officeooo:paragraph-rsid="0019d1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9d19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 Copy 1" text:anchor-type="char" svg:x="-0.8071in" svg:y="-0.7874in" svg:width="8.5in" svg:height="2.6228in" draw:z-index="0"><draw:image xlink:href="Pictures/10000001000006A50000020DF626CF5E8859AB83.png" xlink:type="simple" xlink:show="embed" xlink:actuate="onLoad" draw:mime-type="image/png"/></draw:frame><draw:frame draw:style-name="Mfr1" draw:name="Image2" text:anchor-type="char" svg:x="-0.7874in" svg:y="8.7535in" svg:width="8.4992in" svg:height="1.4591in" draw:z-index="1"><draw:image xlink:href="Pictures/10000001000006A4000001240BDEF26726209066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5:13:44.911285486</meta:creation-date>
    <dc:date>2023-10-29T21:34:03.218649938</dc:date>
    <meta:editing-duration>PT5M10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5.7.1$Linux_X86_64 LibreOffice_project/50$Build-1</meta:generator>
  </office:meta>
</office:document-meta>
</file>